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09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Object tracking in embedded systems:</text:span></text:p>
            <text:p>Component labeling and trajectory predi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4" draw:layer="layout" svg:width="25.199cm" svg:height="13.859cm" svg:x="1.4cm" svg:y="4.914cm" presentation:class="subtitle">
          <draw:text-box>
            <text:p>Tracking</text:p>
            <text:p>Labeling</text:p>
            <text:p>Prediction</text:p>
            <text:p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Penn pedestrian dataset</text:p>
              </text:list-item>
              <text:list-item>
                <text:p>Shangai</text:p>
              </text:list-item>
              <text:list-item>
                <text:p>Noisy</text:p>
              </text:list-item>
              <text:list-item>
                <text:p>Ground tru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mbedded system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EED EYE</text:p>
              </text:list-item>
              <text:list-item>
                <text:p>PIC32</text:p>
              </text:list-item>
              <text:list-item>
                <text:p>128K 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PC-&gt;Board</text:p>
              </text:list-item>
              <text:list-item>
                <text:p>Processing</text:p>
              </text:list-item>
              <text:list-item>
                <text:p>Board-&gt;PC</text:p>
              </text:list-item>
              <text:list-item>
                <text:p>Data coll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put ground trtuth</text:p>
              </text:list-item>
              <text:list-item>
                <text:p>Output blob 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: union fin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 multi pas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: labirinth 1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: optimization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 correctnes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 performance 1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 performance 2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 future improvemen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rajectory predic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Task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 filt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os'è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 filter for image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 filter: phase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: predictio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: correctio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racking multiple objec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ssignment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 filter for embedded: fixed point var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ediction analysi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ssignment analysi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rrection analysi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racking quality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racking performance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 improvemen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inal resul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VIDE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Thank you for your attention!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0T16:58:07.37</meta:creation-date>
    <meta:editing-duration>PT1M51S</meta:editing-duration>
    <meta:editing-cycles>3</meta:editing-cycles>
    <dc:date>2014-09-20T17:15:40.65</dc:date>
    <meta:generator>LibreOffice/3.4$Win32 LibreOffice_project/340m1$Build-302</meta:generator>
    <meta:document-statistic meta:object-count="143"/>
  </office:meta>
</office:document-meta>
</file>